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0b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268c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rect draw:style-name="gr3" draw:id="shape3" draw:name="rect403" draw:layer="" svg:width="149.99978400000pt" svg:height="50.0000704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4:29</dc:date>
    <meta:creation-date>2011-05-22T06:12:01</meta:creation-date>
    <dc:creator>Yue Liu</dc:creator>
  </office:meta>
</office:document-meta>
</file>